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Heading_20_3">
      <style:text-properties style:font-name="Century Schoolbook L" fo:font-size="12pt" style:font-size-asian="12pt" style:font-size-complex="12pt"/>
    </style:style>
    <style:style style:name="P9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10" style:family="paragraph" style:parent-style-name="Standard">
      <style:paragraph-properties fo:text-align="start" style:justify-single-word="false"/>
      <style:text-properties style:font-name="Century Schoolbook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3.679cm" svg:height="3.33cm" draw:z-index="1"><draw:image xlink:href="../snek.png" xlink:type="simple" xlink:show="embed" xlink:actuate="onLoad" draw:filter-name="&lt;Všechny formáty&gt;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3.493cm" svg:height="3.42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3.45cm" svg:height="3.221cm" draw:z-index="0"><draw:image xlink:href="../kuzely.png" xlink:type="simple" xlink:show="embed" xlink:actuate="onLoad"/></draw:frame></text:p>
          </table:table-cell>
        </table:table-row>
      </table:table>
      <text:p text:style-name="P9">Žonglování v Ulitě</text:p>
      <text:p text:style-name="P6"/>
      <text:p text:style-name="P7"><text:span text:style-name="T1">Žonglovat se může naučit </text:span><text:span text:style-name="Strong_20_Emphasis"><text:span text:style-name="T1">opravdu každý</text:span></text:span><text:span text:style-name="T1">. Přijít mohou začínající i zkušení žongléři a žonglérky. Pro širokou veřejnost budou k dispozici míčky a kužely k zapůjčení. </text:span></text:p>
      <text:h text:style-name="P8" text:outline-level="3">Místo konání</text:h>
      <text:p text:style-name="P5">Ulita - dům dětí a mládeže<text:line-break/>Na Balkáně 100, Praha 3, 130 00<text:line-break/>Telefon: 271 771 025<text:line-break/>E-mail: info@ulita.cz </text:p>
      <text:h text:style-name="P8" text:outline-level="3">Termíny</text:h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4">Den</text:p>
          </table:table-cell>
          <table:table-cell table:style-name="Tabulka2.A1" office:value-type="string">
            <text:p text:style-name="P4">Datum</text:p>
          </table:table-cell>
          <table:table-cell table:style-name="Tabulka2.A1" office:value-type="string">
            <text:p text:style-name="P4">Čas [Hod]</text:p>
          </table:table-cell>
          <table:table-cell table:style-name="Tabulka2.D1" office:value-type="string">
            <text:p text:style-name="P4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5. 11. 2009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9. 11. 2009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3. 12. 2009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0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4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</table:table>
      <text:p text:style-name="P10"/>
      <text:p text:style-name="P11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7:41:10</meta:creation-date>
    <dc:date>2009-11-03T20:00:34</dc:date>
    <meta:editing-duration>PT00H44M50S</meta:editing-duration>
    <meta:editing-cycles>16</meta:editing-cycles>
    <meta:generator>OpenOffice.org/3.1$Unix OpenOffice.org_project/310m11$Build-9399</meta:generator>
    <meta:document-statistic meta:table-count="2" meta:image-count="3" meta:object-count="0" meta:page-count="1" meta:paragraph-count="30" meta:word-count="97" meta:character-count="490"/>
  </office:meta>
</office:document-meta>
</file>